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08cm"/>
    </style:style>
    <style:style style:name="co2" style:family="table-column">
      <style:table-column-properties fo:break-before="auto" style:column-width="8.1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249cm" fo:break-before="auto" style:use-optimal-row-height="false"/>
    </style:style>
    <style:style style:name="ro4" style:family="table-row">
      <style:table-row-properties style:row-height="1.207cm" fo:break-before="auto" style:use-optimal-row-height="fals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0.921cm" fo:break-before="auto" style:use-optimal-row-height="false"/>
    </style:style>
    <style:style style:name="ro7" style:family="table-row">
      <style:table-row-properties style:row-height="1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2a6099" style:vertical-align="middle"/>
    </style:style>
    <style:style style:name="ce3" style:family="table-cell" style:parent-style-name="Default">
      <style:table-cell-properties fo:wrap-option="wrap" fo:border="0.74pt solid #158466" style:vertical-align="middle"/>
    </style:style>
    <style:style style:name="ce4" style:family="table-cell" style:parent-style-name="Default">
      <style:table-cell-properties fo:wrap-option="wrap" fo:border="0.74pt solid #800080" style:vertical-align="middle"/>
    </style:style>
    <style:style style:name="ce5" style:family="table-cell" style:parent-style-name="Default">
      <style:table-cell-properties fo:wrap-option="wrap" fo:border="0.74pt solid #55308d" style:vertical-align="middle"/>
    </style:style>
    <style:style style:name="ce6" style:family="table-cell" style:parent-style-name="Default">
      <style:table-cell-properties fo:wrap-option="wrap" fo:border="0.74pt solid #ff8000" style:vertical-align="middle"/>
    </style:style>
    <style:style style:name="ce7" style:family="table-cell" style:parent-style-name="Default">
      <style:table-cell-properties fo:wrap-option="wrap" fo:border="0.74pt solid #bf0041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wrap-option="wrap" fo:border="0.74pt solid #ff8000" style:vertical-align="middle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 style:text-align-source="fix" style:repeat-content="false" fo:border="0.74pt solid #2a6099" style:vertical-align="middle"/>
      <style:paragraph-properties fo:text-align="center" fo:margin-left="0cm"/>
    </style:style>
    <style:style style:name="ce12" style:family="table-cell" style:parent-style-name="Default" style:data-style-name="N81">
      <style:table-cell-properties fo:background-color="#dee7e5" style:text-align-source="fix" style:repeat-content="false" fo:border="0.74pt solid #158466" style:vertical-align="middle"/>
      <style:paragraph-properties fo:text-align="center" fo:margin-left="0cm"/>
    </style:style>
    <style:style style:name="ce13" style:family="table-cell" style:parent-style-name="Default" style:data-style-name="N81">
      <style:table-cell-properties fo:background-color="#e0c2cd" style:text-align-source="fix" style:repeat-content="false" fo:border="0.74pt solid #800080" style:vertical-align="middle"/>
      <style:paragraph-properties fo:text-align="center" fo:margin-left="0cm"/>
    </style:style>
    <style:style style:name="ce14" style:family="table-cell" style:parent-style-name="Default" style:data-style-name="N81">
      <style:table-cell-properties fo:background-color="#dedce6" style:text-align-source="fix" style:repeat-content="false" fo:border="0.74pt solid #55308d" style:vertical-align="middle"/>
      <style:paragraph-properties fo:text-align="center" fo:margin-left="0cm"/>
    </style:style>
    <style:style style:name="ce15" style:family="table-cell" style:parent-style-name="Default" style:data-style-name="N81">
      <style:table-cell-properties fo:background-color="#ffdbb6" style:text-align-source="fix" style:repeat-content="false" fo:border="0.74pt solid #ff8000" style:vertical-align="middle"/>
      <style:paragraph-properties fo:text-align="center" fo:margin-left="0cm"/>
    </style:style>
    <style:style style:name="ce16" style:family="table-cell" style:parent-style-name="Default" style:data-style-name="N81">
      <style:table-cell-properties fo:background-color="#f7d1d5" style:text-align-source="fix" style:repeat-content="false" fo:border="0.74pt solid #bf0041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2a6099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158466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80008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55308d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ff8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bf0041" style:vertical-align="middle"/>
      <style:paragraph-properties fo:text-align="center" fo:margin-left="0cm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ackground-color="#dee6ef" fo:border="0.74pt solid #2a6099"/>
    </style:style>
    <style:style style:name="ce26" style:family="table-cell" style:parent-style-name="Default">
      <style:table-cell-properties fo:background-color="#dee7e5" fo:border="0.74pt solid #158466" style:vertical-align="middle"/>
    </style:style>
    <style:style style:name="ce27" style:family="table-cell" style:parent-style-name="Default">
      <style:table-cell-properties fo:background-color="#e0c2cd" fo:border="0.74pt solid #800080"/>
    </style:style>
    <style:style style:name="ce28" style:family="table-cell" style:parent-style-name="Default">
      <style:table-cell-properties fo:background-color="#dedce6" fo:border="0.74pt solid #55308d"/>
    </style:style>
    <style:style style:name="ce29" style:family="table-cell" style:parent-style-name="Default">
      <style:table-cell-properties fo:background-color="#ffdbb6" fo:border="0.74pt solid #ff8000"/>
    </style:style>
    <style:style style:name="ce30" style:family="table-cell" style:parent-style-name="Default">
      <style:table-cell-properties fo:background-color="#f7d1d5" fo:border="0.74pt solid #bf0041"/>
    </style:style>
    <style:style style:name="ce31" style:family="table-cell" style:parent-style-name="Default" style:data-style-name="N81">
      <style:table-cell-properties fo:background-color="#dedce6" fo:border="0.74pt solid #55308d"/>
    </style:style>
    <style:style style:name="ce32" style:family="table-cell" style:parent-style-name="Default" style:data-style-name="N81">
      <style:table-cell-properties fo:background-color="#ffdbb6" fo:border="0.74pt solid #ff8000"/>
    </style:style>
    <style:style style:name="ce33" style:family="table-cell" style:parent-style-name="Default" style:data-style-name="N81">
      <style:table-cell-properties fo:background-color="#f7d1d5" fo:border="0.74pt solid #bf0041"/>
    </style:style>
    <style:style style:name="ce34" style:family="table-cell" style:parent-style-name="Default" style:data-style-name="N81">
      <style:table-cell-properties fo:background-color="#dee7e5" fo:border="0.74pt solid #158466" style:vertical-align="middle"/>
    </style:style>
    <style:style style:name="ce35" style:family="table-cell" style:parent-style-name="Default" style:data-style-name="N81">
      <style:table-cell-properties fo:background-color="#e0c2cd" fo:border="0.74pt solid #800080"/>
    </style:style>
    <style:style style:name="ce36" style:family="table-cell" style:parent-style-name="Default" style:data-style-name="N81">
      <style:table-cell-properties fo:background-color="#dedce6" fo:wrap-option="wrap" fo:border="0.74pt solid #55308d" style:vertical-align="middle"/>
    </style:style>
    <style:style style:name="ce37" style:family="table-cell" style:parent-style-name="Default">
      <style:table-cell-properties fo:background-color="#dedce6" fo:border="0.74pt solid #55308d" style:vertical-align="middle"/>
    </style:style>
    <style:style style:name="ce38" style:family="table-cell" style:parent-style-name="Default">
      <style:table-cell-properties fo:background-color="#dedce6" fo:wrap-option="wrap" fo:border="0.74pt solid #55308d" style:vertical-align="middle"/>
    </style:style>
    <style:style style:name="ce39" style:family="table-cell" style:parent-style-name="Default">
      <style:table-cell-properties fo:background-color="#dee6ef" fo:border="0.74pt solid #2a6099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17"/>
        <table:table-column table:style-name="co3" table:number-columns-repeated="16380" table:default-cell-style-name="ce24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Region</text:p>
          </table:table-cell>
          <table:table-cell table:style-name="ce10" office:value-type="string" calcext:value-type="string">
            <text:p>CH3OH</text:p>
          </table:table-cell>
          <table:table-cell table:style-name="ce10" office:value-type="string" calcext:value-type="string">
            <text:p>LT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Multi-transition study of methanol towards NGC 1068 with ALMA</text:p>
            <text:p>K.-Y. Huang (2024)</text:p>
          </table:table-cell>
          <table:table-cell table:style-name="ce2" office:value-type="string" calcext:value-type="string">
            <text:p>circumnuclear disk (CND) of the AGN-starburst composite galaxy NGC 1068</text:p>
          </table:table-cell>
          <table:table-cell table:style-name="ce11" table:formula="of:=[$Sheet2.E1]" office:value-type="float" office:value="3426296688236126" calcext:value-type="float">
            <text:p>3426296688236126</text:p>
          </table:table-cell>
          <table:table-cell table:style-name="ce18" office:value-type="string" calcext:value-type="string">
            <text:p>non-LTE </text:p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 table:number-columns-spanned="1" table:number-rows-spanned="5">
            <text:p>Dense gas in nearby galaxies XI. H_2CO and CH_3OH: Molecular abundances and physical conditions.</text:p>
            <text:p>Hüttemeister, S. (1997). </text:p>
          </table:table-cell>
          <table:table-cell table:style-name="ce3" office:value-type="string" calcext:value-type="string">
            <text:p>NGC 253</text:p>
          </table:table-cell>
          <table:table-cell table:style-name="ce12" table:formula="of:=[$Sheet2.D11]" office:value-type="float" office:value="500000000000000" calcext:value-type="float">
            <text:p>5.00E+14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M 82</text:p>
          </table:table-cell>
          <table:table-cell table:style-name="ce12" table:formula="of:=[$Sheet2.D12]" office:value-type="float" office:value="17500000000000" calcext:value-type="float">
            <text:p>1.75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office:value-type="string" calcext:value-type="string">
            <text:p>IC 342</text:p>
          </table:table-cell>
          <table:table-cell table:style-name="ce12" table:formula="of:=[$Sheet2.D14]" office:value-type="float" office:value="76666666666666.7" calcext:value-type="float">
            <text:p>7.67E+13</text:p>
          </table:table-cell>
          <table:table-cell table:style-name="ce19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8]" office:value-type="string" office:string-value="Maffei 2" calcext:value-type="string">
            <text:p>Maffei 2</text:p>
          </table:table-cell>
          <table:table-cell table:style-name="ce12" table:formula="of:=[$Sheet2.D18]" office:value-type="float" office:value="40000000000000" calcext:value-type="float">
            <text:p>4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1">
          <table:covered-table-cell table:style-name="ce3"/>
          <table:table-cell table:style-name="ce3" table:formula="of:=[$Sheet2.A19]" office:value-type="string" office:string-value="NGC 6946" calcext:value-type="string">
            <text:p>NGC 6946</text:p>
          </table:table-cell>
          <table:table-cell table:style-name="ce12" table:formula="of:=[$Sheet2.D19]" office:value-type="float" office:value="30000000000000" calcext:value-type="float">
            <text:p>3.00E+13</text:p>
          </table:table-cell>
          <table:table-cell table:style-name="ce19"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table:style-name="ce4" office:value-type="string" calcext:value-type="string" table:number-columns-spanned="1" table:number-rows-spanned="2">
            <text:p>Molecular Abundance of the Circumnuclear Region Surrounding an Active Galactic Nucleus in NGC 1068 Based on an Imaging Line Survey in the 3 mm Band with ALMA. Nakajima, T. (2023). </text:p>
          </table:table-cell>
          <table:table-cell table:style-name="ce4" office:value-type="string" calcext:value-type="string">
            <text:p>circumnuclear disk (CND) of NGC 1068</text:p>
          </table:table-cell>
          <table:table-cell table:style-name="ce13" table:formula="of:=[$Sheet2.C22]" office:value-type="float" office:value="270000000000000" calcext:value-type="float">
            <text:p>2.70E+14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4">
          <table:covered-table-cell table:style-name="ce4"/>
          <table:table-cell table:style-name="ce4" office:value-type="string" calcext:value-type="string">
            <text:p>starburst ring (SBR) of NGC 1068</text:p>
          </table:table-cell>
          <table:table-cell table:style-name="ce13" table:formula="of:=[$Sheet2.C23]" office:value-type="float" office:value="76000000000000" calcext:value-type="float">
            <text:p>7.60E+13</text:p>
          </table:table-cell>
          <table:table-cell table:style-name="ce20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 table:number-columns-spanned="1" table:number-rows-spanned="3">
            <text:p>Chemical evolution along the circumnuclear ring of M83. </text:p>
            <text:p>Harada, N. (2019). </text:p>
          </table:table-cell>
          <table:table-cell table:style-name="ce5" office:value-type="string" calcext:value-type="string">
            <text:p>NE outflows Circumnuclear Ring of M83</text:p>
          </table:table-cell>
          <table:table-cell table:style-name="ce14" table:formula="of:=[$Sheet2.C26]" office:value-type="float" office:value="287800000000000" calcext:value-type="float">
            <text:p>2.88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SW outflows Circumnuclear Ring of M83</text:p>
          </table:table-cell>
          <table:table-cell table:style-name="ce14" table:formula="of:=[$Sheet2.C31]" office:value-type="float" office:value="240200000000000" calcext:value-type="float">
            <text:p>2.40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1">
          <table:covered-table-cell table:style-name="ce5"/>
          <table:table-cell table:style-name="ce5" office:value-type="string" calcext:value-type="string">
            <text:p>nuclear positions Circumnuclear Ring of M83</text:p>
          </table:table-cell>
          <table:table-cell table:style-name="ce14" table:formula="of:=[$Sheet2.C36]" office:value-type="float" office:value="149000000000000" calcext:value-type="float">
            <text:p>1.49E+14</text:p>
          </table:table-cell>
          <table:table-cell table:style-name="ce21" office:value-type="string" calcext:value-type="string">
            <text:p>LTE</text:p>
          </table:table-cell>
          <table:table-cell table:number-columns-repeated="16380"/>
        </table:table-row>
        <table:table-row table:style-name="ro5">
          <table:table-cell table:style-name="ce6" office:value-type="string" calcext:value-type="string" table:number-columns-spanned="1" table:number-rows-spanned="2">
            <text:p>Molecular-cloud-scale Chemical Composition. I. A Mapping Spectral Line Survey toward W51 in the 3 mm Band. Watanabe, Y. (2017).</text:p>
          </table:table-cell>
          <table:table-cell table:style-name="ce9" office:value-type="string" calcext:value-type="string">
            <text:p>W51 </text:p>
          </table:table-cell>
          <table:table-cell table:style-name="ce15" table:formula="of:=[$Sheet2.B43]" office:value-type="float" office:value="50000000000000" calcext:value-type="float">
            <text:p>5.00E+13</text:p>
          </table:table-cell>
          <table:table-cell table:style-name="ce22" office:value-type="string" calcext:value-type="string">
            <text:p>LTE</text:p>
          </table:table-cell>
          <table:table-cell table:number-columns-repeated="16380"/>
        </table:table-row>
        <table:table-row table:style-name="ro6">
          <table:covered-table-cell table:style-name="ce6"/>
          <table:table-cell table:style-name="ce9" office:value-type="string" calcext:value-type="string">
            <text:p>W51 </text:p>
          </table:table-cell>
          <table:table-cell table:style-name="ce15" table:formula="of:=[$Sheet2.D43]" office:value-type="float" office:value="30166666666666.7" calcext:value-type="float">
            <text:p>3.02E+13</text:p>
          </table:table-cell>
          <table:table-cell table:style-name="ce22" office:value-type="string" calcext:value-type="string">
            <text:p>non-LTE </text:p>
          </table:table-cell>
          <table:table-cell table:number-columns-repeated="16380"/>
        </table:table-row>
        <table:table-row table:style-name="ro7">
          <table:table-cell table:style-name="ce7" office:value-type="string" calcext:value-type="string">
            <text:p><text:span text:style-name="T1">Merger-induced shocks in the nearby LIRG VV 114 through methanol observations with ALMA. </text:span></text:p>
            <text:p><text:span text:style-name="T1">Saito, T. (2016).</text:span></text:p>
          </table:table-cell>
          <table:table-cell table:style-name="ce7" office:value-type="string" calcext:value-type="string">
            <text:p>VV 114</text:p>
          </table:table-cell>
          <table:table-cell table:style-name="ce16" table:formula="of:=[$Sheet2.C46]" office:value-type="float" office:value="192727272727273" calcext:value-type="float">
            <text:p>1.93E+14</text:p>
          </table:table-cell>
          <table:table-cell table:style-name="ce23" office:value-type="string" calcext:value-type="string">
            <text:p>LTE</text:p>
          </table:table-cell>
          <table:table-cell table:number-columns-repeated="16380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3" table:default-cell-style-name="ce28"/>
        <table:table-column table:style-name="co3" table:default-cell-style-name="ce31"/>
        <table:table-column table:style-name="co3" table:default-cell-style-name="ce30"/>
        <table:table-column table:style-name="co3" table:number-columns-repeated="5" table:default-cell-style-name="Default"/>
        <table:table-row table:style-name="ro1">
          <table:table-cell table:style-name="ce25"/>
          <table:table-cell table:style-name="ce25" office:value-type="string" calcext:value-type="string">
            <text:p>mid</text:p>
          </table:table-cell>
          <table:table-cell table:style-name="ce25" office:value-type="string" calcext:value-type="string">
            <text:p>up</text:p>
          </table:table-cell>
          <table:table-cell table:style-name="ce25" office:value-type="string" calcext:value-type="string">
            <text:p>down</text:p>
          </table:table-cell>
          <table:table-cell table:style-name="ce39" table:formula="of:=10^AVERAGE([.B2:.B5])+10^AVERAGE([.B6:.B9])" office:value-type="float" office:value="3426296688236126" calcext:value-type="float" table:number-columns-spanned="1" table:number-rows-spanned="9">
            <text:p>3426296688236126</text:p>
          </table:table-cell>
          <table:table-cell table:style-name="ce25" table:number-columns-repeated="2"/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73" calcext:value-type="float">
            <text:p>15.73</text:p>
          </table:table-cell>
          <table:table-cell table:style-name="ce25" office:value-type="float" office:value="0.45" calcext:value-type="float">
            <text:p>0.45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2]-[.D2]" office:value-type="float" office:value="15.44" calcext:value-type="float">
            <text:p>15.44</text:p>
          </table:table-cell>
          <table:table-cell table:style-name="ce25" table:formula="of:=[.B2]+[.C2]" office:value-type="float" office:value="16.18" calcext:value-type="float">
            <text:p>16.18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0.55" calcext:value-type="float">
            <text:p>0.55</text:p>
          </table:table-cell>
          <table:table-cell table:style-name="ce25" office:value-type="float" office:value="0.32" calcext:value-type="float">
            <text:p>0.32</text:p>
          </table:table-cell>
          <table:covered-table-cell table:style-name="ce25"/>
          <table:table-cell table:style-name="ce25" table:formula="of:=[.B3]-[.D3]" office:value-type="float" office:value="14.68" calcext:value-type="float">
            <text:p>14.68</text:p>
          </table:table-cell>
          <table:table-cell table:style-name="ce25" table:formula="of:=[.B3]+[.C3]" office:value-type="float" office:value="15.55" calcext:value-type="float">
            <text:p>15.55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19" calcext:value-type="float">
            <text:p>15.19</text:p>
          </table:table-cell>
          <table:table-cell table:style-name="ce25" office:value-type="float" office:value="0.64" calcext:value-type="float">
            <text:p>0.64</text:p>
          </table:table-cell>
          <table:table-cell table:style-name="ce25" office:value-type="float" office:value="0.42" calcext:value-type="float">
            <text:p>0.42</text:p>
          </table:table-cell>
          <table:covered-table-cell table:style-name="ce25"/>
          <table:table-cell table:style-name="ce25" table:formula="of:=[.B4]-[.D4]" office:value-type="float" office:value="14.77" calcext:value-type="float">
            <text:p>14.77</text:p>
          </table:table-cell>
          <table:table-cell table:style-name="ce25" table:formula="of:=[.B4]+[.C4]" office:value-type="float" office:value="15.83" calcext:value-type="float">
            <text:p>15.83</text:p>
          </table:table-cell>
          <table:table-cell/>
        </table:table-row>
        <table:table-row table:style-name="ro1">
          <table:table-cell table:style-name="ce25" office:value-type="string" calcext:value-type="string">
            <text:p>A</text:p>
          </table:table-cell>
          <table:table-cell table:style-name="ce25" office:value-type="float" office:value="15.04" calcext:value-type="float">
            <text:p>15.04</text:p>
          </table:table-cell>
          <table:table-cell table:style-name="ce25" office:value-type="float" office:value="0.54" calcext:value-type="float">
            <text:p>0.54</text:p>
          </table:table-cell>
          <table:table-cell table:style-name="ce25" office:value-type="float" office:value="0.25" calcext:value-type="float">
            <text:p>0.25</text:p>
          </table:table-cell>
          <table:covered-table-cell table:style-name="ce25"/>
          <table:table-cell table:style-name="ce25" table:formula="of:=[.B5]-[.D5]" office:value-type="float" office:value="14.79" calcext:value-type="float">
            <text:p>14.79</text:p>
          </table:table-cell>
          <table:table-cell table:style-name="ce25" table:formula="of:=[.B5]+[.C5]" office:value-type="float" office:value="15.58" calcext:value-type="float">
            <text:p>15.58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89" calcext:value-type="float">
            <text:p>15.89</text:p>
          </table:table-cell>
          <table:table-cell table:style-name="ce25" office:value-type="float" office:value="0.47" calcext:value-type="float">
            <text:p>0.47</text:p>
          </table:table-cell>
          <table:table-cell table:style-name="ce25" office:value-type="float" office:value="0.3" calcext:value-type="float">
            <text:p>0.3</text:p>
          </table:table-cell>
          <table:covered-table-cell table:style-name="ce25"/>
          <table:table-cell table:style-name="ce25" table:formula="of:=[.B6]-[.D6]" office:value-type="float" office:value="15.59" calcext:value-type="float">
            <text:p>15.59</text:p>
          </table:table-cell>
          <table:table-cell table:style-name="ce25" table:formula="of:=[.B6]+[.C6]" office:value-type="float" office:value="16.36" calcext:value-type="float">
            <text:p>16.36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4.28" calcext:value-type="float">
            <text:p>14.28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37" calcext:value-type="float">
            <text:p>0.37</text:p>
          </table:table-cell>
          <table:covered-table-cell table:style-name="ce25"/>
          <table:table-cell table:style-name="ce25" table:formula="of:=[.B7]-[.D7]" office:value-type="float" office:value="13.91" calcext:value-type="float">
            <text:p>13.91</text:p>
          </table:table-cell>
          <table:table-cell table:style-name="ce25" table:formula="of:=[.B7]+[.C7]" office:value-type="float" office:value="14.78" calcext:value-type="float">
            <text:p>14.78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49" calcext:value-type="float">
            <text:p>15.49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54" calcext:value-type="float">
            <text:p>0.54</text:p>
          </table:table-cell>
          <table:covered-table-cell table:style-name="ce25"/>
          <table:table-cell table:style-name="ce25" table:formula="of:=[.B8]-[.D8]" office:value-type="float" office:value="14.95" calcext:value-type="float">
            <text:p>14.95</text:p>
          </table:table-cell>
          <table:table-cell table:style-name="ce25" table:formula="of:=[.B8]+[.C8]" office:value-type="float" office:value="16.07" calcext:value-type="float">
            <text:p>16.07</text:p>
          </table:table-cell>
          <table:table-cell/>
        </table:table-row>
        <table:table-row table:style-name="ro1">
          <table:table-cell table:style-name="ce25" office:value-type="string" calcext:value-type="string">
            <text:p>E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25" office:value-type="float" office:value="0.58" calcext:value-type="float">
            <text:p>0.58</text:p>
          </table:table-cell>
          <table:table-cell table:style-name="ce25" office:value-type="float" office:value="0.29" calcext:value-type="float">
            <text:p>0.29</text:p>
          </table:table-cell>
          <table:covered-table-cell table:style-name="ce25"/>
          <table:table-cell table:style-name="ce25" table:formula="of:=[.B9]-[.D9]" office:value-type="float" office:value="14.96" calcext:value-type="float">
            <text:p>14.96</text:p>
          </table:table-cell>
          <table:table-cell table:style-name="ce25" table:formula="of:=[.B9]+[.C9]" office:value-type="float" office:value="15.83" calcext:value-type="float">
            <text:p>15.83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6" office:value-type="string" calcext:value-type="string">
            <text:p>NGC 253</text:p>
          </table:table-cell>
          <table:table-cell table:style-name="ce26" office:value-type="string" calcext:value-type="string">
            <text:p>(0,0)</text:p>
          </table:table-cell>
          <table:table-cell table:style-name="ce34" office:value-type="float" office:value="500000000000000" calcext:value-type="float">
            <text:p>5.00E+14</text:p>
          </table:table-cell>
          <table:table-cell table:style-name="ce34" table:formula="of:=AVERAGE([.C11])" office:value-type="float" office:value="500000000000000" calcext:value-type="float">
            <text:p>5.00E+1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 table:number-columns-spanned="1" table:number-rows-spanned="2">
            <text:p>M82</text:p>
          </table:table-cell>
          <table:table-cell table:style-name="ce26" office:value-type="string" calcext:value-type="string">
            <text:p>(0,0)</text:p>
          </table:table-cell>
          <table:table-cell table:style-name="ce34" office:value-type="float" office:value="20000000000000" calcext:value-type="float">
            <text:p>2.00E+13</text:p>
          </table:table-cell>
          <table:table-cell table:style-name="ce34" table:formula="of:=AVERAGE([.C12:.C13])" office:value-type="float" office:value="17500000000000" calcext:value-type="float" table:number-columns-spanned="1" table:number-rows-spanned="2">
            <text:p>1.75E+13</text:p>
          </table:table-cell>
          <table:table-cell table:number-columns-repeated="4"/>
        </table:table-row>
        <table:table-row table:style-name="ro1">
          <table:covered-table-cell table:style-name="ce26"/>
          <table:table-cell table:style-name="ce26" office:value-type="string" calcext:value-type="string">
            <text:p>(-10,-10)</text:p>
          </table:table-cell>
          <table:table-cell table:style-name="ce34" office:value-type="float" office:value="15000000000000" calcext:value-type="float">
            <text:p>1.50E+13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 office:value-type="string" calcext:value-type="string" table:number-columns-spanned="1" table:number-rows-spanned="4">
            <text:p>IC 342</text:p>
          </table:table-cell>
          <table:table-cell table:style-name="ce26" office:value-type="string" calcext:value-type="string">
            <text:p>(0,0)</text:p>
          </table:table-cell>
          <table:table-cell table:style-name="ce26"/>
          <table:table-cell table:style-name="ce34" table:formula="of:=AVERAGE([.C14:.C17])" office:value-type="float" office:value="76666666666666.7" calcext:value-type="float" table:number-columns-spanned="1" table:number-rows-spanned="4">
            <text:p>7.67E+13</text:p>
          </table:table-cell>
          <table:table-cell table:number-columns-repeated="4"/>
        </table:table-row>
        <table:table-row table:style-name="ro1">
          <table:covered-table-cell table:style-name="ce26"/>
          <table:table-cell table:style-name="ce26" office:value-type="string" calcext:value-type="string">
            <text:p>(0,5)</text:p>
          </table:table-cell>
          <table:table-cell table:style-name="ce34" office:value-type="float" office:value="110000000000000" calcext:value-type="float">
            <text:p>1.10E+14</text:p>
          </table:table-cell>
          <table:covered-table-cell table:style-name="ce26"/>
          <table:table-cell table:number-columns-repeated="4"/>
        </table:table-row>
        <table:table-row table:style-name="ro1">
          <table:covered-table-cell table:style-name="ce26"/>
          <table:table-cell table:style-name="ce26" office:value-type="string" calcext:value-type="string">
            <text:p>(0,-5)</text:p>
          </table:table-cell>
          <table:table-cell table:style-name="ce34" office:value-type="float" office:value="60000000000000" calcext:value-type="float">
            <text:p>6.00E+13</text:p>
          </table:table-cell>
          <table:covered-table-cell table:style-name="ce26"/>
          <table:table-cell table:number-columns-repeated="4"/>
        </table:table-row>
        <table:table-row table:style-name="ro1">
          <table:covered-table-cell table:style-name="ce26"/>
          <table:table-cell table:style-name="ce26" office:value-type="string" calcext:value-type="string">
            <text:p>(0,15)</text:p>
          </table:table-cell>
          <table:table-cell table:style-name="ce34" office:value-type="float" office:value="60000000000000" calcext:value-type="float">
            <text:p>6.00E+13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26" office:value-type="string" calcext:value-type="string">
            <text:p>Maffei 2</text:p>
          </table:table-cell>
          <table:table-cell table:style-name="ce26"/>
          <table:table-cell table:style-name="ce34" office:value-type="float" office:value="40000000000000" calcext:value-type="float">
            <text:p>4.00E+13</text:p>
          </table:table-cell>
          <table:table-cell table:style-name="ce34" table:formula="of:=AVERAGE([.C18])" office:value-type="float" office:value="40000000000000" calcext:value-type="float">
            <text:p>4.00E+13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NGC 6946</text:p>
          </table:table-cell>
          <table:table-cell table:style-name="ce26"/>
          <table:table-cell table:style-name="ce34" office:value-type="float" office:value="30000000000000" calcext:value-type="float">
            <text:p>3.00E+13</text:p>
          </table:table-cell>
          <table:table-cell table:style-name="ce34" table:formula="of:=AVERAGE([.C19])" office:value-type="float" office:value="30000000000000" calcext:value-type="float">
            <text:p>3.00E+13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mid</text:p>
          </table:table-cell>
          <table:table-cell table:style-name="ce27" office:value-type="string" calcext:value-type="string">
            <text:p>up</text:p>
          </table:table-cell>
          <table:table-cell table:style-name="ce27" office:value-type="string" calcext:value-type="string">
            <text:p>down</text:p>
          </table:table-cell>
          <table:table-cell table:style-name="ce27" table:number-columns-repeated="3"/>
        </table:table-row>
        <table:table-row table:style-name="ro1">
          <table:table-cell table:style-name="ce27" office:value-type="string" calcext:value-type="string">
            <text:p>CND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270000000000000" calcext:value-type="float">
            <text:p>2.70E+14</text:p>
          </table:table-cell>
          <table:table-cell table:style-name="ce35" office:value-type="float" office:value="110000000000000" calcext:value-type="float">
            <text:p>1.10E+14</text:p>
          </table:table-cell>
          <table:table-cell table:style-name="ce35" office:value-type="float" office:value="170000000000000" calcext:value-type="float">
            <text:p>1.70E+14</text:p>
          </table:table-cell>
          <table:table-cell table:style-name="ce27"/>
          <table:table-cell table:style-name="ce27" table:formula="of:=[.C22]-[.D22]" office:value-type="float" office:value="160000000000000" calcext:value-type="float">
            <text:p>160000000000000</text:p>
          </table:table-cell>
          <table:table-cell table:style-name="ce27" table:formula="of:=[.C22]+[.E22]" office:value-type="float" office:value="440000000000000" calcext:value-type="float">
            <text:p>440000000000000</text:p>
          </table:table-cell>
        </table:table-row>
        <table:table-row table:style-name="ro1">
          <table:table-cell table:style-name="ce27" office:value-type="string" calcext:value-type="string">
            <text:p>SBR</text:p>
          </table:table-cell>
          <table:table-cell table:style-name="ce27" office:value-type="string" calcext:value-type="string">
            <text:p>5”</text:p>
          </table:table-cell>
          <table:table-cell table:style-name="ce35" office:value-type="float" office:value="76000000000000" calcext:value-type="float">
            <text:p>7.60E+13</text:p>
          </table:table-cell>
          <table:table-cell table:style-name="ce35" office:value-type="float" office:value="64000000000000" calcext:value-type="float">
            <text:p>6.40E+13</text:p>
          </table:table-cell>
          <table:table-cell table:style-name="ce35" office:value-type="float" office:value="50000000000000" calcext:value-type="float">
            <text:p>5.00E+13</text:p>
          </table:table-cell>
          <table:table-cell table:style-name="ce27"/>
          <table:table-cell table:style-name="ce27" table:formula="of:=[.C23]-[.D23]" office:value-type="float" office:value="12000000000000" calcext:value-type="float">
            <text:p>12000000000000</text:p>
          </table:table-cell>
          <table:table-cell table:style-name="ce27" table:formula="of:=[.C23]+[.E23]" office:value-type="float" office:value="126000000000000" calcext:value-type="float">
            <text:p>126000000000000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8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700000000000000" calcext:value-type="float">
            <text:p>7.00E+14</text:p>
          </table:table-cell>
          <table:table-cell table:style-name="ce36" table:formula="of:=AVERAGE([.B26:.B30])" office:value-type="float" office:value="287800000000000" calcext:value-type="float" table:number-columns-spanned="1" table:number-rows-spanned="5">
            <text:p>2.88E+14</text:p>
          </table:table-cell>
          <table:table-cell table:style-name="ce38" office:value-type="string" calcext:value-type="string" table:number-columns-spanned="1" table:number-rows-spanned="5">
            <text:p>Positions following the gas flow from the northe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390000000000000" calcext:value-type="float">
            <text:p>3.90E+14</text:p>
          </table:table-cell>
          <table:covered-table-cell table:style-name="ce37"/>
          <table:covered-table-cell table:style-name="ce37" office:value-type="string" calcext:value-type="string">
            <text:p>labeled as N</text:p>
          </table:covered-table-cell>
          <table:table-cell table:number-columns-repeated="4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250000000000000" calcext:value-type="float">
            <text:p>2.50E+14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50000000000000" calcext:value-type="float">
            <text:p>5.00E+13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49000000000000" calcext:value-type="float">
            <text:p>4.90E+13</text:p>
          </table:table-cell>
          <table:covered-table-cell table:number-columns-repeated="2" table:style-name="ce37"/>
          <table:table-cell table:number-columns-repeated="4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270000000000000" calcext:value-type="float">
            <text:p>2.70E+14</text:p>
          </table:table-cell>
          <table:table-cell table:style-name="ce36" table:formula="of:=AVERAGE([.B31:.B35])" office:value-type="float" office:value="240200000000000" calcext:value-type="float" table:number-columns-spanned="1" table:number-rows-spanned="5">
            <text:p>2.40E+14</text:p>
          </table:table-cell>
          <table:table-cell table:style-name="ce38" office:value-type="string" calcext:value-type="string" table:number-columns-spanned="1" table:number-rows-spanned="5">
            <text:p>Gas flow from the southw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0000000000000" calcext:value-type="float">
            <text:p>3.3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70000000000000" calcext:value-type="float">
            <text:p>4.7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000000000000" calcext:value-type="float">
            <text:p>9.80E+13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3000000000000" calcext:value-type="float">
            <text:p>3.30E+13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98000000000000" calcext:value-type="float">
            <text:p>9.80E+13</text:p>
          </table:table-cell>
          <table:table-cell table:style-name="ce36" table:formula="of:=AVERAGE([.B36:.B37])" office:value-type="float" office:value="149000000000000" calcext:value-type="float" table:number-columns-spanned="1" table:number-rows-spanned="2">
            <text:p>1.49E+14</text:p>
          </table:table-cell>
          <table:table-cell table:style-name="ce38" office:value-type="string" calcext:value-type="string" table:number-columns-spanned="1" table:number-rows-spanned="2">
            <text:p>Nuclear posit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00000000000000" calcext:value-type="float">
            <text:p>2.00E+14</text:p>
          </table:table-cell>
          <table:covered-table-cell table:number-columns-repeated="2" table:style-name="ce38"/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29" office:value-type="string" calcext:value-type="string">
            <text:p>nH2: 1E4</text:p>
          </table:table-cell>
          <table:table-cell table:style-name="ce29" office:value-type="string" calcext:value-type="string">
            <text:p>nH2: 1E5</text:p>
          </table:table-cell>
          <table:table-cell table:number-columns-repeated="3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40000000000000" calcext:value-type="float">
            <text:p>4.00E+13</text:p>
          </table:table-cell>
          <table:table-cell table:style-name="ce29"/>
          <table:table-cell table:style-name="ce32" office:value-type="float" office:value="50000000000000" calcext:value-type="float">
            <text:p>5.00E+13</text:p>
          </table:table-cell>
          <table:table-cell table:style-name="ce32" office:value-type="float" office:value="24000000000000" calcext:value-type="float">
            <text:p>2.40E+13</text:p>
          </table:table-cell>
          <table:table-cell table:number-columns-repeated="3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2" office:value-type="float" office:value="50000000000000" calcext:value-type="float">
            <text:p>5.00E+13</text:p>
          </table:table-cell>
          <table:table-cell table:style-name="ce29"/>
          <table:table-cell table:style-name="ce32" office:value-type="float" office:value="30000000000000" calcext:value-type="float">
            <text:p>3.00E+13</text:p>
          </table:table-cell>
          <table:table-cell table:style-name="ce32" office:value-type="float" office:value="23000000000000" calcext:value-type="float">
            <text:p>2.30E+13</text:p>
          </table:table-cell>
          <table:table-cell table:number-columns-repeated="3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32" office:value-type="float" office:value="60000000000000" calcext:value-type="float">
            <text:p>6.00E+13</text:p>
          </table:table-cell>
          <table:table-cell table:style-name="ce29"/>
          <table:table-cell table:style-name="ce32" office:value-type="float" office:value="30000000000000" calcext:value-type="float">
            <text:p>3.00E+13</text:p>
          </table:table-cell>
          <table:table-cell table:style-name="ce32" office:value-type="float" office:value="24000000000000" calcext:value-type="float">
            <text:p>2.40E+13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2" table:formula="of:=AVERAGE([.B40:.B42])" office:value-type="float" office:value="50000000000000" calcext:value-type="float">
            <text:p>5.00E+13</text:p>
          </table:table-cell>
          <table:table-cell table:style-name="ce29"/>
          <table:table-cell table:style-name="ce32" table:formula="of:=AVERAGE([.D40:.E42])" office:value-type="float" office:value="30166666666666.7" calcext:value-type="float" table:number-columns-spanned="2" table:number-rows-spanned="1">
            <text:p>3.02E+13</text:p>
          </table:table-cell>
          <table:covered-table-cell table:style-name="ce29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90000000000000" calcext:value-type="float">
            <text:p>9.00E+13</text:p>
          </table:table-cell>
          <table:table-cell table:style-name="ce16" table:formula="of:=AVERAGE([.B46:.B56])" office:value-type="float" office:value="192727272727273" calcext:value-type="float" table:number-columns-spanned="1" table:number-rows-spanned="11">
            <text:p>1.93E+14</text:p>
          </table:table-cell>
          <table:table-cell table:number-columns-repeated="5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3" office:value-type="float" office:value="80000000000000" calcext:value-type="float">
            <text:p>8.00E+13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float" office:value="190000000000000" calcext:value-type="float">
            <text:p>1.9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3" office:value-type="float" office:value="240000000000000" calcext:value-type="float">
            <text:p>2.4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office:value-type="float" office:value="290000000000000" calcext:value-type="float">
            <text:p>2.9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3" office:value-type="float" office:value="320000000000000" calcext:value-type="float">
            <text:p>3.2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360000000000000" calcext:value-type="float">
            <text:p>3.6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3" office:value-type="float" office:value="210000000000000" calcext:value-type="float">
            <text:p>2.1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3" office:value-type="float" office:value="160000000000000" calcext:value-type="float">
            <text:p>1.60E+14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5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3" office:value-type="float" office:value="90000000000000" calcext:value-type="float">
            <text:p>9.00E+13</text:p>
          </table:table-cell>
          <table:covered-table-cell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29:55.721704756</meta:creation-date>
    <dc:date>2024-07-31T11:09:50.281588298</dc:date>
    <meta:editing-duration>PT19H39M39S</meta:editing-duration>
    <meta:editing-cycles>28</meta:editing-cycles>
    <meta:generator>LibreOffice/7.6.7.2$Linux_X86_64 LibreOffice_project/60$Build-2</meta:generator>
    <meta:document-statistic meta:table-count="2" meta:cell-count="221" meta:object-count="0"/>
  </office:meta>
</office:document-meta>
</file>